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3.520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eyexp_test-CIV-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1_kexprocIV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6_kexprocIV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7_kexprocIV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10_kexprocIII39_kexprocIV08_kexprocIV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passw0rd</text:p>
          </table:table-cell>
          <table:table-cell table:style-name="ce1" office:value-type="string" calcext:value-type="string">
            <text:p>_kexprocIII27_kexprocIII3_kexprocIII40_kexprocIII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1_kexprocIII43_kexprocIII27_kexprocIII48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6_kexprocIII43_kexprocIII27_kexprocIII48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7_kexprocIII43_kexprocIII27_kexprocIII48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8_kexprocIII43_kexprocIII27_kexprocIII48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47_kexprocIII15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47_kexprocIII30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1_kexprocIII32_kexprocIII29_kexprocIII2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1_kexprocIII28_kexprocIII21_kexprocIII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II14_kexprocIII27_kexprocIII43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II23_kexprocIII27_kexprocIII43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II25_kexprocIII27_kexprocIII43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2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3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4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5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9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10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11_kexprocIII2_kexprocIII5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II11_kexprocIII3_kexprocIII9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41_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45_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46_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50_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02_kexprocIII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27_kexprocIII1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02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03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04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05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0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19_kexprocIV1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26_kexprocIII4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7_kexprocIII42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6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7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8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6_kexprocIII2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3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4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5_kexprocIII2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6_kexprocIII1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II4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II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II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6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V02_kexprocIV0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  <table:database-ranges>
        <table:database-range table:name="__Anonymous_Sheet_DB__0" table:target-range-address="'keyexp_test-CIV-4'.A1:'keyexp_test-CIV-4'.D8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3T08:32:42.124835195</dc:date>
    <meta:editing-duration>PT13H53M30S</meta:editing-duration>
    <meta:editing-cycles>1</meta:editing-cycles>
    <meta:document-statistic meta:table-count="1" meta:cell-count="340" meta:object-count="0"/>
    <meta:generator>LibreOffice/6.3.4.2.0$Linux_X86_64 LibreOffice_project/30$Build-2</meta:generator>
  </office:meta>
</office:document-meta>
</file>